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 style:master-page-name="">
      <style:table-properties style:width="16.986cm" fo:margin-left="-0.016cm" fo:margin-right="0.03cm" fo:margin-top="0cm" fo:margin-bottom="0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1.561cm" style:rel-column-width="885*"/>
    </style:style>
    <style:style style:name="Table5.B" style:family="table-column">
      <style:table-column-properties style:column-width="4.366cm" style:rel-column-width="2475*"/>
    </style:style>
    <style:style style:name="Table5.C" style:family="table-column">
      <style:table-column-properties style:column-width="4.392cm" style:rel-column-width="2490*"/>
    </style:style>
    <style:style style:name="Table5.E" style:family="table-column">
      <style:table-column-properties style:column-width="2.302cm" style:rel-column-width="1305*"/>
    </style:style>
    <style:style style:name="Table5.1" style:family="table-row">
      <style:table-row-properties style:min-row-height="1.64cm" style:keep-together="true" fo:keep-together="auto"/>
    </style:style>
    <style:style style:name="Table5.A1" style:family="table-cell">
      <style:table-cell-properties style:vertical-align="middle" fo:background-color="#cccccc" fo:padding="0.097cm" fo:border="0.088cm solid #000000">
        <style:background-image/>
      </style:table-cell-properties>
    </style:style>
    <style:style style:name="Table5.A2" style:family="table-cell">
      <style:table-cell-properties style:vertical-align="middle" fo:background-color="#cccccc" fo:padding="0.097cm" fo:border-left="0.088cm solid #000000" fo:border-right="none" fo:border-top="none" fo:border-bottom="0.088cm solid #000000">
        <style:background-image/>
      </style:table-cell-properties>
    </style:style>
    <style:style style:name="Table5.B2" style:family="table-cell">
      <style:table-cell-properties style:vertical-align="middle" fo:background-color="#cccccc" fo:padding="0.097cm" fo:border-left="none" fo:border-right="none" fo:border-top="none" fo:border-bottom="0.088cm solid #000000">
        <style:background-image/>
      </style:table-cell-properties>
    </style:style>
    <style:style style:name="Table5.E2" style:family="table-cell">
      <style:table-cell-properties style:vertical-align="middle" fo:background-color="#cccccc" fo:padding="0.097cm" fo:border-left="none" fo:border-right="0.088cm solid #000000" fo:border-top="none" fo:border-bottom="0.088cm solid #000000">
        <style:background-image/>
      </style:table-cell-properties>
    </style:style>
    <style:style style:name="Table5.3" style:family="table-row">
      <style:table-row-properties style:min-row-height="0.397cm" style:keep-together="true" fo:keep-together="auto"/>
    </style:style>
    <style:style style:name="Table5.A3" style:family="table-cell">
      <style:table-cell-properties fo:background-color="#eeeee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le5.4" style:family="table-row">
      <style:table-row-properties style:min-row-height="0.072cm" style:keep-together="true" fo:keep-together="auto"/>
    </style:style>
    <style:style style:name="Table5.A4" style:family="table-cell">
      <style:table-cell-properties fo:background-color="transparent" fo:padding="0cm" fo:border="none">
        <style:background-image/>
      </style:table-cell-properties>
    </style:style>
    <style:style style:name="Table5.7" style:family="table-row">
      <style:table-row-properties style:min-row-height="0.046cm" style:keep-together="true" fo:keep-together="auto"/>
    </style:style>
    <style:style style:name="Table5.10" style:family="table-row">
      <style:table-row-properties style:min-row-height="0.146cm" style:keep-together="true" fo:keep-together="auto"/>
    </style:style>
    <style:style style:name="Table5.31" style:family="table-row">
      <style:table-row-properties style:min-row-height="0.291cm" style:keep-together="true" fo:keep-together="auto"/>
    </style:style>
    <style:style style:name="Table5.A31" style:family="table-cell">
      <style:table-cell-properties fo:background-color="transparent" fo:padding="0.097cm" fo:border="none">
        <style:background-image/>
      </style:table-cell-properties>
    </style:style>
    <style:style style:name="Table5.32" style:family="table-row">
      <style:table-row-properties style:min-row-height="0.132cm" style:keep-together="true" fo:keep-together="auto"/>
    </style:style>
    <style:style style:name="Table5.34" style:family="table-row">
      <style:table-row-properties style:min-row-height="0.441cm" fo:background-color="transparent" style:keep-together="true" fo:keep-together="auto">
        <style:background-image/>
      </style:table-row-properties>
    </style:style>
    <style:style style:name="Table5.A34" style:family="table-cell">
      <style:table-cell-properties style:vertical-align="" fo:background-color="#eeeeee" fo:padding="0.097cm" fo:border="0.035cm solid #000000" style:writing-mode="page">
        <style:background-image/>
      </style:table-cell-properties>
    </style:style>
    <style:style style:name="Table5.54" style:family="table-row">
      <style:table-row-properties style:min-row-height="0.048cm" style:keep-together="true" fo:keep-together="auto"/>
    </style:style>
    <style:style style:name="Table5.57" style:family="table-row">
      <style:table-row-properties style:min-row-height="0.044cm" style:keep-together="true" fo:keep-together="auto"/>
    </style:style>
    <style:style style:name="Table5.72" style:family="table-row">
      <style:table-row-properties style:min-row-height="0.176cm" style:keep-together="true" fo:keep-together="auto"/>
    </style:style>
    <style:style style:name="Table5.81" style:family="table-row">
      <style:table-row-properties style:min-row-height="0.116cm" style:keep-together="true" fo:keep-together="auto"/>
    </style:style>
    <style:style style:name="Table1" style:family="table" style:master-page-name="">
      <style:table-properties style:width="17.037cm" fo:margin-left="-0.069cm" fo:margin-right="0.032cm" fo:margin-top="0cm" fo:margin-bottom="0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14cm" style:rel-column-width="915*"/>
    </style:style>
    <style:style style:name="Table1.B" style:family="table-column">
      <style:table-column-properties style:column-width="5.133cm" style:rel-column-width="2910*"/>
    </style:style>
    <style:style style:name="Table1.C" style:family="table-column">
      <style:table-column-properties style:column-width="5.159cm" style:rel-column-width="2925*"/>
    </style:style>
    <style:style style:name="Table1.D" style:family="table-column">
      <style:table-column-properties style:column-width="5.131cm" style:rel-column-width="2909*"/>
    </style:style>
    <style:style style:name="Table1.1" style:family="table-row">
      <style:table-row-properties style:min-row-height="1.64cm" style:keep-together="true" fo:keep-together="auto"/>
    </style:style>
    <style:style style:name="Table1.A1" style:family="table-cell">
      <style:table-cell-properties style:vertical-align="middle" fo:background-color="#cccccc" fo:padding="0.097cm" fo:border="0.088cm solid #000000">
        <style:background-image/>
      </style:table-cell-properties>
    </style:style>
    <style:style style:name="Table1.A2" style:family="table-cell">
      <style:table-cell-properties style:vertical-align="middle" fo:background-color="#cccccc" fo:padding="0.097cm" fo:border-left="0.088cm solid #000000" fo:border-right="none" fo:border-top="none" fo:border-bottom="0.088cm solid #000000">
        <style:background-image/>
      </style:table-cell-properties>
    </style:style>
    <style:style style:name="Table1.B2" style:family="table-cell">
      <style:table-cell-properties style:vertical-align="middle" fo:background-color="#cccccc" fo:padding="0.097cm" fo:border-left="none" fo:border-right="none" fo:border-top="none" fo:border-bottom="0.088cm solid #000000">
        <style:background-image/>
      </style:table-cell-properties>
    </style:style>
    <style:style style:name="Table1.D2" style:family="table-cell">
      <style:table-cell-properties style:vertical-align="middle" fo:background-color="#cccccc" fo:padding="0.097cm" fo:border-left="none" fo:border-right="0.088cm solid #000000" fo:border-top="none" fo:border-bottom="0.088cm solid #000000">
        <style:background-image/>
      </style:table-cell-properties>
    </style:style>
    <style:style style:name="Table1.3" style:family="table-row">
      <style:table-row-properties style:min-row-height="0.794cm" fo:background-color="transparent" style:keep-together="true" fo:keep-together="auto">
        <style:background-image/>
      </style:table-row-properties>
    </style:style>
    <style:style style:name="Table1.A3" style:family="table-cell">
      <style:table-cell-properties style:vertical-align="" fo:background-color="#eeeeee" fo:padding="0.097cm" fo:border="0.035cm solid #000000" style:writing-mode="page">
        <style:background-image/>
      </style:table-cell-properties>
    </style:style>
    <style:style style:name="Table1.4" style:family="table-row">
      <style:table-row-properties style:min-row-height="0.22cm" style:keep-together="true" fo:keep-together="auto"/>
    </style:style>
    <style:style style:name="Table1.A4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 fo:text-align="center" style:justify-single-word="false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Arial1" fo:font-size="12pt" style:font-size-asian="12pt" style:font-size-complex="12pt"/>
    </style:style>
    <style:style style:name="P4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1" fo:font-size="12pt" style:font-size-asian="12pt" style:font-size-complex="12pt"/>
    </style:style>
    <style:style style:name="P5" style:family="paragraph" style:parent-style-name="Standard">
      <style:paragraph-properties fo:margin-top="0cm" fo:margin-bottom="0cm" fo:line-height="100%" fo:text-align="start" style:justify-single-word="false"/>
    </style:style>
    <style:style style:name="P6" style:family="paragraph" style:parent-style-name="Standard">
      <style:paragraph-properties fo:margin-top="0cm" fo:margin-bottom="0cm" fo:line-height="100%" fo:text-align="center" style:justify-single-word="false"/>
    </style:style>
    <style:style style:name="P7" style:family="paragraph" style:parent-style-name="Standard">
      <style:paragraph-properties fo:margin-top="0cm" fo:margin-bottom="0cm" fo:line-height="100%" fo:text-align="start" style:justify-single-word="false"/>
      <style:text-properties style:font-name="Arial1" fo:font-size="12pt" style:font-size-asian="12pt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Arial" fo:font-size="13pt" style:font-size-asian="13pt" style:font-size-complex="13pt"/>
    </style:style>
    <style:style style:name="P10" style:family="paragraph" style:parent-style-name="List_20_Paragraph" style:list-style-name="WWNum7">
      <style:paragraph-properties fo:margin-top="0cm" fo:margin-bottom="0cm" fo:line-height="100%"/>
    </style:style>
    <style:style style:name="P11" style:family="paragraph" style:parent-style-name="List_20_Paragraph" style:list-style-name="L6">
      <style:paragraph-properties fo:margin-top="0cm" fo:margin-bottom="0cm" fo:line-height="100%"/>
    </style:style>
    <style:style style:name="P12" style:family="paragraph" style:parent-style-name="List_20_Paragraph" style:list-style-name="L6">
      <style:paragraph-properties fo:margin-top="0cm" fo:margin-bottom="0cm" fo:line-height="100%"/>
      <style:text-properties style:font-name="Arial1" fo:font-size="12pt" style:font-size-asian="12pt" style:font-size-complex="12pt"/>
    </style:style>
    <style:style style:name="P13" style:family="paragraph" style:parent-style-name="List_20_Paragraph" style:list-style-name="L6">
      <style:paragraph-properties fo:margin-top="0cm" fo:margin-bottom="0cm" fo:line-height="100%" fo:text-align="center" style:justify-single-word="false"/>
      <style:text-properties style:font-name="Arial1" fo:font-weight="bold" style:font-weight-asian="bold" style:font-weight-complex="bold"/>
    </style:style>
    <style:style style:name="P14" style:family="paragraph" style:parent-style-name="List_20_Paragraph" style:list-style-name="L6">
      <style:paragraph-properties fo:margin-top="0cm" fo:margin-bottom="0cm" fo:line-height="100%" fo:text-align="center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15" style:family="paragraph" style:parent-style-name="Heading_20_2">
      <style:text-properties fo:font-size="32pt" style:font-size-asian="32pt" style:font-size-complex="32pt"/>
    </style:style>
    <style:style style:name="T1" style:family="text">
      <style:text-properties fo:color="#000000"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font-name="Arial1" fo:font-size="10pt" fo:font-weight="bold" style:font-size-asian="10pt" style:font-weight-asian="bold" style:font-size-complex="10pt" style:font-style-complex="normal" style:font-weight-complex="bold"/>
    </style:style>
    <style:style style:name="T3" style:family="text">
      <style:text-properties fo:color="#000000" style:font-name="Arial1" fo:font-size="12pt" fo:font-style="normal" style:font-size-asian="12pt" style:font-style-asian="normal" style:font-size-complex="12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TESTING PLAN</text:h>
      <text:p text:style-name="P9">This document lists the current tests that have been carried out on this project, and should ideally be repeated after major additions. </text:p>
      <text:p text:style-name="P9"/>
      <text:p text:style-name="P9">It also contains a framework for testing new features, based on the 'Potential Improvements' section of the project's blog post.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5.1">
          <table:table-cell table:style-name="Table5.A1" table:number-columns-spanned="5" office:value-type="string">
            <text:p text:style-name="P8">Completed Tests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"><text:span text:style-name="Subtle_20_Emphasis"><text:span text:style-name="T1">Test No.</text:span></text:span></text:p>
          </table:table-cell>
          <table:table-cell table:style-name="Table5.B2" office:value-type="string">
            <text:p text:style-name="P5"><text:span text:style-name="Subtle_20_Emphasis"><text:span text:style-name="T1">Test Description</text:span></text:span></text:p>
          </table:table-cell>
          <table:table-cell table:style-name="Table5.B2" office:value-type="string">
            <text:p text:style-name="P5"><text:span text:style-name="Subtle_20_Emphasis"><text:span text:style-name="T1">Test Data</text:span></text:span></text:p>
            <text:p text:style-name="P5"><text:span text:style-name="Subtle_20_Emphasis"><text:span text:style-name="T2">(if applicable)</text:span></text:span></text:p>
          </table:table-cell>
          <table:table-cell table:style-name="Table5.B2" office:value-type="string">
            <text:p text:style-name="P5"><text:span text:style-name="Subtle_20_Emphasis"><text:span text:style-name="T1">Expected Outcome</text:span></text:span></text:p>
          </table:table-cell>
          <table:table-cell table:style-name="Table5.E2" office:value-type="string">
            <text:p text:style-name="P2">Expected Outcome Achieved?</text:p>
            <text:p text:style-name="P1"><text:span text:style-name="Subtle_20_Emphasis"><text:span text:style-name="T2"/></text:span></text:p>
          </table:table-cell>
        </table:table-row>
        <table:table-row table:style-name="Table5.3">
          <table:table-cell table:style-name="Table5.A3" table:number-columns-spanned="5" office:value-type="string">
            <text:list xml:id="list5678284217207132341" text:style-name="L6">
              <text:list-header>
                <text:p text:style-name="P14">modifiedInteractor.js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office:value-type="string">
            <text:list xml:id="list39331863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All elements marked as class “interaction” are tracked. 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4">
          <table:table-cell table:style-name="Table5.A4" office:value-type="string">
            <text:list xml:id="list39321899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4">
          <table:table-cell table:style-name="Table5.A4" office:value-type="string">
            <text:list xml:id="list39344771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7">
          <table:table-cell table:style-name="Table5.A4" office:value-type="string">
            <text:list xml:id="list39341752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Only elements marked as class “interaction” are tracked. 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7">
          <table:table-cell table:style-name="Table5.A4" office:value-type="string">
            <text:list xml:id="list39331745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7">
          <table:table-cell table:style-name="Table5.A4" office:value-type="string">
            <text:list xml:id="list39328188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5064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All events specified in the interactor constructor script are tracked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8107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17484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3358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Only events specified in the interactor constructor script are tracked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1102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8801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7598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Log object is sent to specified endpoint address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0613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41079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0510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Only valid parameters are accepted in the constructor script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1879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6595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45733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Event-specific properties of events saved to log object correctly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7134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43910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17524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Non event-specific properties of events saved to log object correctly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5692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9300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1906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Event-specific properties of events sent to receiver correctly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18427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1126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ext:soft-page-break/>
        <table:table-row table:style-name="Table5.31">
          <table:table-cell table:style-name="Table5.A31" office:value-type="string">
            <text:list xml:id="list39319727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31" table:number-rows-spanned="3" office:value-type="string">
            <text:p text:style-name="P5"><text:span text:style-name="Subtle_20_Emphasis"><text:span text:style-name="T3">Non event-specific properties of events sent to receiver correctly.</text:span></text:span></text:p>
          </table:table-cell>
          <table:table-cell table:style-name="Table5.A31" office:value-type="string">
            <text:p text:style-name="P4"/>
          </table:table-cell>
          <table:table-cell table:style-name="Table5.A31" office:value-type="string">
            <text:p text:style-name="P5"><text:span text:style-name="Subtle_20_Emphasis"><text:span text:style-name="T3"/></text:span></text:p>
          </table:table-cell>
          <table:table-cell table:style-name="Table5.A31" office:value-type="string">
            <text:p text:style-name="P3"/>
          </table:table-cell>
        </table:table-row>
        <table:table-row table:style-name="Table5.32">
          <table:table-cell table:style-name="Table5.A31" office:value-type="string">
            <text:list xml:id="list39344837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31" office:value-type="string">
            <text:p text:style-name="P4"/>
          </table:table-cell>
          <table:table-cell table:style-name="Table5.A31" office:value-type="string">
            <text:p text:style-name="P5"/>
          </table:table-cell>
          <table:table-cell table:style-name="Table5.A31" office:value-type="string">
            <text:p text:style-name="P3"/>
          </table:table-cell>
        </table:table-row>
        <table:table-row table:style-name="Table5.10">
          <table:table-cell table:style-name="Table5.A31" office:value-type="string">
            <text:list xml:id="list39329505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31" office:value-type="string">
            <text:p text:style-name="P4"/>
          </table:table-cell>
          <table:table-cell table:style-name="Table5.A31" office:value-type="string">
            <text:p text:style-name="P5"/>
          </table:table-cell>
          <table:table-cell table:style-name="Table5.A31" office:value-type="string">
            <text:p text:style-name="P3"/>
          </table:table-cell>
        </table:table-row>
        <table:table-row table:style-name="Table5.34">
          <table:table-cell table:style-name="Table5.A34" table:number-columns-spanned="5" office:value-type="string">
            <text:list xml:id="list39335209" text:continue-numbering="true" text:style-name="L6">
              <text:list-header>
                <text:p text:style-name="P13">receiver.py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4" office:value-type="string">
            <text:list xml:id="list39331189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Receiver makes a new log file for each received log object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16059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4858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0341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Each log file is dated correctly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18923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0765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5323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Each log file contains the correct non event-specific properties of the session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4195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5601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42870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Each log file contains the correct events of the session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5257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41916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2584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Each log file contains the correct properties of all events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7680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9332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31" office:value-type="string">
            <text:p text:style-name="P4"/>
          </table:table-cell>
          <table:table-cell table:style-name="Table5.A31" office:value-type="string">
            <text:p text:style-name="P5"/>
          </table:table-cell>
          <table:table-cell table:style-name="Table5.A31" office:value-type="string">
            <text:p text:style-name="P3"/>
          </table:table-cell>
        </table:table-row>
        <table:table-row table:style-name="Table5.10">
          <table:table-cell table:style-name="Table5.A31" office:value-type="string">
            <text:list xml:id="list39322004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31" table:number-rows-spanned="3" office:value-type="string">
            <text:p text:style-name="P5"><text:span text:style-name="Subtle_20_Emphasis"><text:span text:style-name="T3">Each log file follows proper JSON formatting.</text:span></text:span></text:p>
          </table:table-cell>
          <table:table-cell table:style-name="Table5.A31" office:value-type="string">
            <text:p text:style-name="P4"/>
          </table:table-cell>
          <table:table-cell table:style-name="Table5.A31" office:value-type="string">
            <text:p text:style-name="P5"><text:span text:style-name="Subtle_20_Emphasis"><text:span text:style-name="T3"/></text:span></text:p>
          </table:table-cell>
          <table:table-cell table:style-name="Table5.A31" office:value-type="string">
            <text:p text:style-name="P3"/>
          </table:table-cell>
        </table:table-row>
        <table:table-row table:style-name="Table5.10">
          <table:table-cell table:style-name="Table5.A31" office:value-type="string">
            <text:list xml:id="list39328300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31" office:value-type="string">
            <text:p text:style-name="P4"/>
          </table:table-cell>
          <table:table-cell table:style-name="Table5.A31" office:value-type="string">
            <text:p text:style-name="P5"/>
          </table:table-cell>
          <table:table-cell table:style-name="Table5.A31" office:value-type="string">
            <text:p text:style-name="P3"/>
          </table:table-cell>
        </table:table-row>
        <table:table-row table:style-name="Table5.10">
          <table:table-cell table:style-name="Table5.A31" office:value-type="string">
            <text:list xml:id="list39342953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31" office:value-type="string">
            <text:p text:style-name="P4"/>
          </table:table-cell>
          <table:table-cell table:style-name="Table5.A31" office:value-type="string">
            <text:p text:style-name="P5"/>
          </table:table-cell>
          <table:table-cell table:style-name="Table5.A31" office:value-type="string">
            <text:p text:style-name="P3"/>
          </table:table-cell>
        </table:table-row>
        <table:table-row table:style-name="Table5.34">
          <table:table-cell table:style-name="Table5.A34" table:number-columns-spanned="5" office:value-type="string">
            <text:list xml:id="list39320852" text:continue-numbering="true" text:style-name="L6">
              <text:list-header>
                <text:p text:style-name="P13">replicator.py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5.54">
          <table:table-cell table:style-name="Table5.A4" office:value-type="string">
            <text:list xml:id="list39330978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Valid log paths recognised as valid when input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54">
          <table:table-cell table:style-name="Table5.A4" office:value-type="string">
            <text:list xml:id="list39326276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54">
          <table:table-cell table:style-name="Table5.A4" office:value-type="string">
            <text:list xml:id="list39315112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57">
          <table:table-cell table:style-name="Table5.A4" office:value-type="string">
            <text:list xml:id="list39318290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Invalid log paths recognised as invalid when input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57">
          <table:table-cell table:style-name="Table5.A4" office:value-type="string">
            <text:list xml:id="list39341258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57">
          <table:table-cell table:style-name="Table5.A4" office:value-type="string">
            <text:list xml:id="list39333805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3904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Log 'href' property loaded correctly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3706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5546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1458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Log 'loadtime' property loaded correctly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2001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8654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3191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Page at 'href' loaded in browser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5519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1608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26799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All events in a log file executed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39222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10">
          <table:table-cell table:style-name="Table5.A4" office:value-type="string">
            <text:list xml:id="list39340309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72">
          <table:table-cell table:style-name="Table5.A4" office:value-type="string">
            <text:list xml:id="list39330062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Log 'myEventType' property loaded correctly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72">
          <table:table-cell table:style-name="Table5.A4" office:value-type="string">
            <text:list xml:id="list39336058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72">
          <table:table-cell table:style-name="Table5.A4" office:value-type="string">
            <text:list xml:id="list39316464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72">
          <table:table-cell table:style-name="Table5.A4" office:value-type="string">
            <text:list xml:id="list39329105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Log 'target' property loaded correctly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72">
          <table:table-cell table:style-name="Table5.A4" office:value-type="string">
            <text:list xml:id="list39336723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72">
          <table:table-cell table:style-name="Table5.A4" office:value-type="string">
            <text:list xml:id="list39341197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ext:soft-page-break/>
        <table:table-row table:style-name="Table5.72">
          <table:table-cell table:style-name="Table5.A4" office:value-type="string">
            <text:list xml:id="list39327376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Log 'createdAt' property loaded correctly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72">
          <table:table-cell table:style-name="Table5.A4" office:value-type="string">
            <text:list xml:id="list39338281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72">
          <table:table-cell table:style-name="Table5.A4" office:value-type="string">
            <text:list xml:id="list39345073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46323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Element with ID 'target' selected for event execution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32398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22502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44185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Events are executed at the correct time relative to the <text:s/>sessions 'loadtime' property and the events 'createdAt' property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17087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24641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20952" text:continue-numbering="true" text:style-name="L6">
              <text:list-item>
                <text:p text:style-name="P11"><text:span text:style-name="Subtle_20_Emphasis"><text:span text:style-name="T3"/></text:span></text:p>
              </text:list-item>
            </text:list>
          </table:table-cell>
          <table:table-cell table:style-name="Table5.A4" table:number-rows-spanned="3" office:value-type="string">
            <text:p text:style-name="P5"><text:span text:style-name="Subtle_20_Emphasis"><text:span text:style-name="T3">Correct event type recognised for each event.</text:span></text:span>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><text:span text:style-name="Subtle_20_Emphasis"><text:span text:style-name="T3"/></text:span></text:p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41203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33139" text:continue-numbering="true" text:style-name="L6">
              <text:list-item>
                <text:p text:style-name="P11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35375" text:continue-numbering="true" text:style-name="L6">
              <text:list-item>
                <text:p text:style-name="P12"/>
              </text:list-item>
            </text:list>
          </table:table-cell>
          <table:table-cell table:style-name="Table5.A4" table:number-rows-spanned="3" office:value-type="string">
            <text:p text:style-name="P7">All event-specific properties loaded correctly.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30261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20645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37445" text:continue-numbering="true" text:style-name="L6">
              <text:list-item>
                <text:p text:style-name="P12"/>
              </text:list-item>
            </text:list>
          </table:table-cell>
          <table:table-cell table:style-name="Table5.A4" table:number-rows-spanned="3" office:value-type="string">
            <text:p text:style-name="P7">For event type 'keypress', 'key' property loaded correctly.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38217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17540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40497" text:continue-numbering="true" text:style-name="L6">
              <text:list-item>
                <text:p text:style-name="P12"/>
              </text:list-item>
            </text:list>
          </table:table-cell>
          <table:table-cell table:style-name="Table5.A4" table:number-rows-spanned="3" office:value-type="string">
            <text:p text:style-name="P7">For event type 'mousedown', 'buttons' property loaded correctly.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27266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35637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41754" text:continue-numbering="true" text:style-name="L6">
              <text:list-item>
                <text:p text:style-name="P12"/>
              </text:list-item>
            </text:list>
          </table:table-cell>
          <table:table-cell table:style-name="Table5.A4" table:number-rows-spanned="3" office:value-type="string">
            <text:p text:style-name="P7">Event is executed correctly depending on it's type.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36005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40659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38028" text:continue-numbering="true" text:style-name="L6">
              <text:list-item>
                <text:p text:style-name="P12"/>
              </text:list-item>
            </text:list>
          </table:table-cell>
          <table:table-cell table:style-name="Table5.A4" table:number-rows-spanned="3" office:value-type="string">
            <text:p text:style-name="P7">For event type 'keypress', </text:p>
            <text:p text:style-name="P7">the correct key corresponding to the 'key' property is sent to the target element.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42114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32620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29632" text:continue-numbering="true" text:style-name="L6">
              <text:list-item>
                <text:p text:style-name="P12"/>
              </text:list-item>
            </text:list>
          </table:table-cell>
          <table:table-cell table:style-name="Table5.A4" table:number-rows-spanned="3" office:value-type="string">
            <text:p text:style-name="P7">For event type 'mousedown', the target element is clicked with the correct mouse button corresponding to the 'buttons' property.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22343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15395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44138" text:continue-numbering="true" text:style-name="L6">
              <text:list-item>
                <text:p text:style-name="P12"/>
              </text:list-item>
            </text:list>
          </table:table-cell>
          <table:table-cell table:style-name="Table5.A4" table:number-rows-spanned="3" office:value-type="string">
            <text:p text:style-name="P7">The browser closes and the test ends once the time between 'loadtime' and 'unloadtime' has elapsed.</text:p>
          </table:table-cell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22385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  <table:table-row table:style-name="Table5.81">
          <table:table-cell table:style-name="Table5.A4" office:value-type="string">
            <text:list xml:id="list39339283" text:continue-numbering="true" text:style-name="L6">
              <text:list-item>
                <text:p text:style-name="P12"/>
              </text:list-item>
            </text:list>
          </table:table-cell>
          <table:covered-table-cell/>
          <table:table-cell table:style-name="Table5.A4" office:value-type="string">
            <text:p text:style-name="P4"/>
          </table:table-cell>
          <table:table-cell table:style-name="Table5.A4" office:value-type="string">
            <text:p text:style-name="P7"/>
          </table:table-cell>
          <table:table-cell table:style-name="Table5.A4" office:value-type="string">
            <text:p text:style-name="P3"/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table:number-columns-spanned="4" office:value-type="string">
            <text:p text:style-name="P8">Future Test Framework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Subtle_20_Emphasis"><text:span text:style-name="T1">Test No.</text:span></text:span></text:p>
          </table:table-cell>
          <table:table-cell table:style-name="Table1.B2" office:value-type="string">
            <text:p text:style-name="P5"><text:span text:style-name="Subtle_20_Emphasis"><text:span text:style-name="T1">Test Description</text:span></text:span></text:p>
          </table:table-cell>
          <table:table-cell table:style-name="Table1.B2" office:value-type="string">
            <text:p text:style-name="P5"><text:span text:style-name="Subtle_20_Emphasis"><text:span text:style-name="T1">Test Data</text:span></text:span></text:p>
            <text:p text:style-name="P5"><text:span text:style-name="Subtle_20_Emphasis"><text:span text:style-name="T2">(if applicable)</text:span></text:span></text:p>
          </table:table-cell>
          <table:table-cell table:style-name="Table1.D2" office:value-type="string">
            <text:p text:style-name="P1"><text:span text:style-name="Subtle_20_Emphasis"><text:span text:style-name="T1">Expected Outcome</text:span></text:span></text:p>
            <text:p text:style-name="P1"><text:span text:style-name="Subtle_20_Emphasis"><text:span text:style-name="T2"/></text:span></text:p>
          </table:table-cell>
        </table:table-row>
        <table:table-row table:style-name="Table1.3">
          <table:table-cell table:style-name="Table1.A3" table:number-columns-spanned="4" office:value-type="string">
            <text:list xml:id="list39342525" text:continue-numbering="true" text:style-name="L6">
              <text:list-header>
                <text:p text:style-name="P13">For each new event implemented in modifiedInteractor.js and replicator.py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list xml:id="list8134981629330990366" text:style-name="WWNum7">
              <text:list-item>
                <text:p text:style-name="P10"/>
              </text:list-item>
            </text:list>
          </table:table-cell>
          <table:table-cell table:style-name="Table1.A4" office:value-type="string">
            <text:p text:style-name="P5"><text:span text:style-name="Subtle_20_Emphasis"><text:span text:style-name="T3">If specified in the interactor constructor script, the event is tracked. </text:span></text:span>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5"><text:span text:style-name="Subtle_20_Emphasis"><text:span text:style-name="T3"/></text:span></text:p>
          </table:table-cell>
        </table:table-row>
        <table:table-row table:style-name="Table1.4">
          <table:table-cell table:style-name="Table1.A4" office:value-type="string">
            <text:list xml:id="list39329769" text:continue-numbering="true" text:style-name="WWNum7">
              <text:list-item>
                <text:p text:style-name="P10"/>
              </text:list-item>
            </text:list>
          </table:table-cell>
          <table:table-cell table:style-name="Table1.A4" office:value-type="string">
            <text:p text:style-name="P5"><text:span text:style-name="Subtle_20_Emphasis"><text:span text:style-name="T3">Properties specific to this event are saved to the log object correctly.</text:span></text:span></text:p>
          </table:table-cell>
          <table:table-cell table:style-name="Table1.A4" office:value-type="string">
            <text:p text:style-name="P4"/>
            <text:p text:style-name="P4"/>
          </table:table-cell>
          <table:table-cell table:style-name="Table1.A4" office:value-type="string">
            <text:p text:style-name="P5"/>
          </table:table-cell>
        </table:table-row>
        <table:table-row table:style-name="Table1.4">
          <table:table-cell table:style-name="Table1.A4" office:value-type="string">
            <text:list xml:id="list39343196" text:continue-numbering="true" text:style-name="WWNum7">
              <text:list-item>
                <text:p text:style-name="P10"/>
              </text:list-item>
            </text:list>
          </table:table-cell>
          <table:table-cell table:style-name="Table1.A4" office:value-type="string">
            <text:p text:style-name="P5"><text:span text:style-name="Subtle_20_Emphasis"><text:span text:style-name="T3">Properties specific to this event are sent to receiver correctly.</text:span></text:span>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5"/>
          </table:table-cell>
        </table:table-row>
        <table:table-row table:style-name="Table1.4">
          <table:table-cell table:style-name="Table1.A4" office:value-type="string">
            <text:list xml:id="list39331788" text:continue-numbering="true" text:style-name="WWNum7">
              <text:list-item>
                <text:p text:style-name="P10"/>
              </text:list-item>
            </text:list>
          </table:table-cell>
          <table:table-cell table:style-name="Table1.A4" office:value-type="string">
            <text:p text:style-name="P5"><text:span text:style-name="Subtle_20_Emphasis"><text:span text:style-name="T3">All instances of this event being tracked and performed are saved to that sessions log file.</text:span></text:span>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5"/>
          </table:table-cell>
        </table:table-row>
        <table:table-row table:style-name="Table1.4">
          <table:table-cell table:style-name="Table1.A4" office:value-type="string">
            <text:list xml:id="list39334419" text:continue-numbering="true" text:style-name="WWNum7">
              <text:list-item>
                <text:p text:style-name="P10"/>
              </text:list-item>
            </text:list>
          </table:table-cell>
          <table:table-cell table:style-name="Table1.A4" office:value-type="string">
            <text:p text:style-name="P5"><text:span text:style-name="Subtle_20_Emphasis"><text:span text:style-name="T3">Any log file containing this event contains the correct properties.</text:span></text:span>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5"/>
          </table:table-cell>
        </table:table-row>
        <table:table-row table:style-name="Table1.4">
          <table:table-cell table:style-name="Table1.A4" office:value-type="string">
            <text:list xml:id="list39338158" text:continue-numbering="true" text:style-name="WWNum7">
              <text:list-item>
                <text:p text:style-name="P10"/>
              </text:list-item>
            </text:list>
          </table:table-cell>
          <table:table-cell table:style-name="Table1.A4" office:value-type="string">
            <text:p text:style-name="P5"><text:span text:style-name="Subtle_20_Emphasis"><text:span text:style-name="T3">Log 'myEventType' property loaded correctly when 'myEventType' corresponds to this event.</text:span></text:span>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5"/>
          </table:table-cell>
        </table:table-row>
        <table:table-row table:style-name="Table1.4">
          <table:table-cell table:style-name="Table1.A4" office:value-type="string">
            <text:list xml:id="list39328509" text:continue-numbering="true" text:style-name="WWNum7">
              <text:list-item>
                <text:p text:style-name="P10"/>
              </text:list-item>
            </text:list>
          </table:table-cell>
          <table:table-cell table:style-name="Table1.A4" office:value-type="string">
            <text:p text:style-name="P5"><text:span text:style-name="Subtle_20_Emphasis"><text:span text:style-name="T3">Any interactions of this events type are recognised as such.</text:span></text:span>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5"/>
          </table:table-cell>
        </table:table-row>
        <table:table-row table:style-name="Table1.4">
          <table:table-cell table:style-name="Table1.A4" office:value-type="string">
            <text:list xml:id="list39325288" text:continue-numbering="true" text:style-name="WWNum7">
              <text:list-item>
                <text:p text:style-name="P10"/>
              </text:list-item>
            </text:list>
          </table:table-cell>
          <table:table-cell table:style-name="Table1.A4" office:value-type="string">
            <text:p text:style-name="P7">All properties specific to this event are loaded correctly.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5"/>
          </table:table-cell>
        </table:table-row>
        <table:table-row table:style-name="Table1.4">
          <table:table-cell table:style-name="Table1.A4" office:value-type="string">
            <text:list xml:id="list39333648" text:continue-numbering="true" text:style-name="WWNum7">
              <text:list-item>
                <text:p text:style-name="P10"/>
              </text:list-item>
            </text:list>
          </table:table-cell>
          <table:table-cell table:style-name="Table1.A4" office:value-type="string">
            <text:p text:style-name="P7">This event is executed correctly depending on it's type.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20T12:33:20.79</meta:creation-date>
    <dc:date>2021-04-22T19:10:31.78</dc:date>
    <meta:editing-duration>PT3H49M30S</meta:editing-duration>
    <meta:editing-cycles>8</meta:editing-cycles>
    <meta:generator>OpenOffice/4.1.9$Win32 OpenOffice.org_project/419m1$Build-9805</meta:generator>
    <meta:document-statistic meta:table-count="2" meta:image-count="0" meta:object-count="0" meta:page-count="4" meta:paragraph-count="65" meta:word-count="496" meta:character-count="3322"/>
  </office:meta>
</office:document-meta>
</file>